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number-columns-repeated="4"/>
        </table:table-row>
        <table:table-row table:style-name="ro1">
          <table:table-cell office:value-type="float" office:value="10231" calcext:value-type="float">
            <text:p>10231</text:p>
          </table:table-cell>
          <table:table-cell table:number-columns-repeated="4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number-columns-repeated="4"/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number-columns-repeated="4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number-columns-repeated="4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number-columns-repeated="4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number-columns-repeated="4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number-columns-repeated="4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number-columns-repeated="4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number-columns-repeated="4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number-columns-repeated="4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number-columns-repeated="4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number-columns-repeated="4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4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number-columns-repeated="4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1:15:59.077311966</dc:date>
    <meta:editing-duration>PT2H49M7S</meta:editing-duration>
    <meta:editing-cycles>55</meta:editing-cycles>
    <meta:generator>LibreOffice/5.1.2.2.0$Linux_X86_64 LibreOffice_project/10m0$Build-2</meta:generator>
    <meta:document-statistic meta:table-count="1" meta:cell-count="11147" meta:object-count="0"/>
  </office:meta>
</office:document-meta>
</file>